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6f84f" officeooo:paragraph-rsid="0006f84f"/>
    </style:style>
    <style:style style:name="P2" style:family="paragraph" style:parent-style-name="Text_20_body">
      <style:text-properties officeooo:paragraph-rsid="0006f84f"/>
    </style:style>
    <style:style style:name="P3" style:family="paragraph" style:parent-style-name="Text_20_body">
      <style:text-properties officeooo:rsid="00083eab" officeooo:paragraph-rsid="00083eab"/>
    </style:style>
    <style:style style:name="P4" style:family="paragraph" style:parent-style-name="Heading_20_1">
      <style:text-properties officeooo:rsid="0006f84f" officeooo:paragraph-rsid="0006f84f"/>
    </style:style>
    <style:style style:name="P5" style:family="paragraph" style:parent-style-name="Heading_20_1">
      <style:text-properties officeooo:rsid="0006f84f" officeooo:paragraph-rsid="000a34f3"/>
    </style:style>
    <style:style style:name="P6" style:family="paragraph" style:parent-style-name="Text_20_body" style:list-style-name="L1">
      <style:text-properties officeooo:paragraph-rsid="0006f84f"/>
    </style:style>
    <style:style style:name="P7" style:family="paragraph" style:parent-style-name="Text_20_body" style:list-style-name="L1">
      <style:text-properties officeooo:rsid="0006f84f" officeooo:paragraph-rsid="0006f84f"/>
    </style:style>
    <style:style style:name="P8" style:family="paragraph" style:parent-style-name="Text_20_body">
      <style:text-properties officeooo:rsid="000b2aa4" officeooo:paragraph-rsid="000b2aa4"/>
    </style:style>
    <style:style style:name="P9" style:family="paragraph" style:parent-style-name="Text_20_body">
      <style:text-properties officeooo:rsid="000e2f01" officeooo:paragraph-rsid="000e2f01"/>
    </style:style>
    <style:style style:name="P10" style:family="paragraph" style:parent-style-name="Text_20_body">
      <style:text-properties officeooo:rsid="000e393e" officeooo:paragraph-rsid="000e393e"/>
    </style:style>
    <style:style style:name="P11" style:family="paragraph" style:parent-style-name="Text_20_body">
      <style:text-properties officeooo:rsid="000f53b0" officeooo:paragraph-rsid="000f53b0"/>
    </style:style>
    <style:style style:name="P12" style:family="paragraph" style:parent-style-name="Text_20_body">
      <style:text-properties officeooo:rsid="00133a9e" officeooo:paragraph-rsid="00133a9e"/>
    </style:style>
    <style:style style:name="P13" style:family="paragraph" style:parent-style-name="Text_20_body">
      <style:text-properties officeooo:rsid="0013d3c0" officeooo:paragraph-rsid="0013d3c0"/>
    </style:style>
    <style:style style:name="P14" style:family="paragraph" style:parent-style-name="Text_20_body">
      <style:text-properties officeooo:rsid="001537b0" officeooo:paragraph-rsid="001537b0"/>
    </style:style>
    <style:style style:name="T1" style:family="text">
      <style:text-properties officeooo:rsid="0006f84f"/>
    </style:style>
    <style:style style:name="T2" style:family="text">
      <style:text-properties officeooo:rsid="000a34f3"/>
    </style:style>
    <style:style style:name="T3" style:family="text">
      <style:text-properties officeooo:rsid="000cec65"/>
    </style:style>
    <style:style style:name="T4" style:family="text">
      <style:text-properties officeooo:rsid="000f53b0"/>
    </style:style>
    <style:style style:name="T5" style:family="text">
      <style:text-properties officeooo:rsid="00113092"/>
    </style:style>
    <style:style style:name="T6" style:family="text">
      <style:text-properties officeooo:rsid="0011481d"/>
    </style:style>
    <style:style style:name="T7" style:family="text">
      <style:text-properties officeooo:rsid="00133a9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Cours 1</text:h>
      <text:p text:style-name="P1">Le système permet d’uniformiser la vue sur les matériels</text:p>
      <text:p text:style-name="P1">Driver : lien entre hardware et système d’exploitation</text:p>
      <text:p text:style-name="P1">Le système “générifie” l’usage du matériel, par exemple : </text:p>
      <text:list xml:id="list4055413924" text:style-name="L1">
        <text:list-item>
          <text:p text:style-name="P7">C: (windows)</text:p>
        </text:list-item>
        <text:list-item>
          <text:p text:style-name="P6">/ <text:span text:style-name="T1">(linux)</text:span></text:p>
        </text:list-item>
      </text:list>
      <text:p text:style-name="P1">OS : représentation virtuelle d’une machine réelle</text:p>
      <text:p text:style-name="P2">driver clavier : telle ligne, telle colonne = tel code ascii </text:p>
      <text:p text:style-name="P3">Ordi → traitement + mémoire</text:p>
      <text:h text:style-name="P5" text:outline-level="1">Cours <text:span text:style-name="T2">3</text:span></text:h>
      <text:p text:style-name="P8">File système → <text:span text:style-name="T3">méthode de </text:span>rangement</text:p>
      <text:p text:style-name="P9">ssd → rapide mais moins de lecture / écriture sur le disque</text:p>
      <text:p text:style-name="P10"><text:span text:style-name="T5">périphérique </text:span>bloc et caractère dans le dev/ (device) → fichier qui sont générés caractère par caractère ou bloc</text:p>
      <text:p text:style-name="P11"><text:span text:style-name="T6">périphériques </text:span>caractère → souris, clavier, <text:span text:style-name="T7">user interface...</text:span></text:p>
      <text:p text:style-name="P12">périphériques bloc → disque, RAM disk</text:p>
      <text:p text:style-name="P13">RAID logiciel &amp; RAID Hardware</text:p>
      <text:p text:style-name="P14">open close read write → commande magique car tout est fichier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5T14:36:26.076061513</meta:creation-date>
    <dc:date>2021-02-01T17:34:59.891757604</dc:date>
    <meta:editing-duration>PT5H13M1S</meta:editing-duration>
    <meta:editing-cycles>13</meta:editing-cycles>
    <meta:generator>LibreOffice/6.4.6.2$Linux_X86_64 LibreOffice_project/40$Build-2</meta:generator>
    <meta:document-statistic meta:table-count="0" meta:image-count="0" meta:object-count="0" meta:page-count="1" meta:paragraph-count="17" meta:word-count="124" meta:character-count="735" meta:non-whitespace-character-count="628"/>
  </office:meta>
</office:document-meta>
</file>